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ConfDaoImpl.setState_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State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PID_( String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Property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Type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State( Process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PI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PID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Property( QName nam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ConfDao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DeploymentUnit( DeploymentUnitDaoImpl d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Type(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Version(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apply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Type_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Deploymen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ConfDaoImpl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